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 fo:font-size="12pt" style:font-size-asian="12pt" style:font-size-complex="12pt"/>
    </style:style>
    <style:style style:name="T3" style:family="text">
      <style:text-properties style:font-name="Courier New"/>
    </style:style>
    <text:list-style style:name="L1">
      <text:list-level-style-bullet text:level="1" text:style-name="Bullet_20_Symbols" style:num-suffix=".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316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D Dinâmica dos Fluidos Computacional – ICEx <text:s/>/ UFMG</text:p>
      <text:p text:style-name="P1">Grupo ALG (em 2006)</text:p>
      <text:p text:style-name="P2"/>
      <text:p text:style-name="P2">Fenômeno inesperado relacionado a simples impressões de variáveis na tela</text:p>
      <text:p text:style-name="P2"/>
      <text:p text:style-name="P2"><text:tab/><text:span text:style-name="T1">Há 3 versões do programa do escoamento supersônico na placa plana resolvido por iteração de Picard e formulação explícita entre estas iterações, “</text:span><text:span text:style-name="T2">semImprimir.exe</text:span><text:span text:style-name="T1">”, “</text:span><text:span text:style-name="T2">impressoPrintf.exe</text:span><text:span text:style-name="T1">”, “</text:span><text:span text:style-name="T2">impressoCout.exe</text:span><text:span text:style-name="T1">”, para testar o refinamento próximo à ponta da placa. Os três programas têm códigos fontes idênticos, exceto por uma linha, na qual é impressa (ou não) no terminal variáveis físicas de algumas células, seja por “</text:span><text:span text:style-name="T2">printf()</text:span><text:span text:style-name="T1">” ou por “</text:span><text:span text:style-name="T2">cout</text:span><text:span text:style-name="T1">”. Teoricamente a impressão dessas variáveis não altera seus conteúdos, mas o fato verificado é que a simulação acaba divergindo de acordo com o método de impressão utilizado.</text:span></text:p>
      <text:p text:style-name="P3"><text:tab/>Para verificar isso, execute os programas com a configuração:</text:p>
      <text:list text:style-name="L1">
        <text:list-item>
          <text:p text:style-name="P4">Refinamento inicial: 3</text:p>
        </text:list-item>
        <text:list-item>
          <text:p text:style-name="P4">Erro de picard: 10^-1</text:p>
        </text:list-item>
        <text:list-item>
          <text:p text:style-name="P4">Delta tempo: 10^-11</text:p>
        </text:list-item>
      </text:list>
      <text:p text:style-name="P3"><text:tab/></text:p>
      <text:p text:style-name="P3"><text:tab/>Abra o menu com o botão direito do mouse e selecione “Iniciar”. Para observar atentamente o ínicio da simulação, a cada incremento de tempo a simulação é pausada logo em seguida, então é necessário despausar (pelo menu ou pelo teclado, na tecla “P”) repetidamente. As características e resultados de cada programa são:</text:p>
      <text:p text:style-name="P3"/>
      <text:p text:style-name="P3"><text:tab/>No programa "<text:span text:style-name="T3">semImprimir.exe</text:span>":</text:p>
      <text:list text:style-name="L2">
        <text:list-item>
          <text:p text:style-name="P5">Nenhuma variável das células é impressa no terminal;</text:p>
        </text:list-item>
        <text:list-item>
          <text:p text:style-name="P5">Em poucos incrementos de tempo (aproximadamente 15 incrementos), a simulação desestabiliza.</text:p>
        </text:list-item>
      </text:list>
      <text:p text:style-name="P3"><text:tab/></text:p>
      <text:p text:style-name="P3"><text:tab/>No programa "<text:span text:style-name="T3">impressoPrintf.exe</text:span>":</text:p>
      <text:list text:style-name="L3">
        <text:list-item>
          <text:p text:style-name="P6">É impresso por printf(), no terminal, a temperatura de algumas células;</text:p>
        </text:list-item>
        <text:list-item>
          <text:p text:style-name="P6">Em poucos incrementos de tempo (aproximadamente 12 incrementos), a simulação desestabiliza.</text:p>
        </text:list-item>
      </text:list>
      <text:p text:style-name="P3"/>
      <text:p text:style-name="P3"><text:tab/>No programa "<text:span text:style-name="T3">impressoCout.exe</text:span>":</text:p>
      <text:list text:style-name="L4">
        <text:list-item>
          <text:p text:style-name="P7">É impresso por cout, no terminal, a temperatura de algumas células;</text:p>
        </text:list-item>
        <text:list-item>
          <text:p text:style-name="P7">A simulação é estável.</text:p>
        </text:list-item>
      </text:list>
      <text:p text:style-name="P3"/>
      <text:p text:style-name="P3"><text:tab/>O resultado do terceiro programa citado indica que a estabilidade do método depende de fatores que deveriam ser, a princípio, completamente alheios. Os programas foram testados em somente dois computadores, então a causa desse fenômeno é desconhecida, e essa característica mostra que o método é ainda mais sensível e inefica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1-02T11:04:42</meta:creation-date>
    <dc:date>2007-01-02T11:39:17</dc:date>
    <dc:language>en-US</dc:language>
    <meta:editing-cycles>9</meta:editing-cycles>
    <meta:editing-duration>PT32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300" meta:character-count="2023"/>
  </office:meta>
</office:document-meta>
</file>